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golian Baiti" svg:font-family="'Mongolian Baiti'" style:font-family-generic="script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Mongolian Baiti" fo:font-size="24pt" fo:font-weight="bold" officeooo:rsid="000313db" officeooo:paragraph-rsid="000313d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Mongolian Baiti" fo:font-size="12pt" fo:font-weight="bold" officeooo:rsid="000313db" officeooo:paragraph-rsid="000313db" style:font-size-asian="10.5pt" style:font-weight-asian="bold" style:font-size-complex="12pt" style:font-weight-complex="bold"/>
    </style:style>
    <style:style style:name="T1" style:family="text">
      <style:text-properties fo:color="#000000" loext:opacity="100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artition des taches</text:p>
      <text:p text:style-name="P1"/>
      <text:p text:style-name="P2">Sylvain : <text:span text:style-name="T1">S’est occupé du Aside, Header et Footer (commun à toutes les pages), a fait les pages Informations, Évènements et la moitié de la page contact pour l’HTML. Pour le CSS, il s’est occupé de la Partie Téléphone.</text:span></text:p>
      <text:p text:style-name="P2"/>
      <text:p text:style-name="P2">Alexandre : <text:span text:style-name="T1">S’est occupé de faire le HTML des pages Accueil, Présentation, Photos et l’autre partie de la page Contact. Pour le CSS, il s’est occupé de la partie pour Ordinateu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golian Baiti" svg:font-family="'Mongolian Baiti'" style:font-family-generic="script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23:14:47.895000000</meta:creation-date>
    <dc:date>2025-01-05T00:26:05.123000000</dc:date>
    <meta:editing-duration>PT1H11M18S</meta:editing-duration>
    <meta:editing-cycles>1</meta:editing-cycles>
    <meta:document-statistic meta:table-count="0" meta:image-count="0" meta:object-count="0" meta:page-count="1" meta:paragraph-count="3" meta:word-count="73" meta:character-count="418" meta:non-whitespace-character-count="348"/>
    <meta:generator>LibreOffice/7.6.3.2$Windows_X86_64 LibreOffice_project/29d686fea9f6705b262d369fede658f824154cc0</meta:generator>
  </office:meta>
</office:document-meta>
</file>